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477cm" fo:margin-left="0cm" fo:margin-right="-0.011cm" fo:break-before="page" table:align="margins"/>
    </style:style>
    <style:style style:name="Table1.A" style:family="table-column">
      <style:table-column-properties style:column-width="3.066cm" style:rel-column-width="1738*"/>
    </style:style>
    <style:style style:name="Table1.B" style:family="table-column">
      <style:table-column-properties style:column-width="1.127cm" style:rel-column-width="639*"/>
    </style:style>
    <style:style style:name="Table1.C" style:family="table-column">
      <style:table-column-properties style:column-width="1.947cm" style:rel-column-width="1104*"/>
    </style:style>
    <style:style style:name="Table1.D" style:family="table-column">
      <style:table-column-properties style:column-width="3.078cm" style:rel-column-width="1745*"/>
    </style:style>
    <style:style style:name="Table1.E" style:family="table-column">
      <style:table-column-properties style:column-width="3.076cm" style:rel-column-width="1744*"/>
    </style:style>
    <style:style style:name="Table1.F" style:family="table-column">
      <style:table-column-properties style:column-width="0.803cm" style:rel-column-width="455*"/>
    </style:style>
    <style:style style:name="Table1.G" style:family="table-column">
      <style:table-column-properties style:column-width="2.272cm" style:rel-column-width="1288*"/>
    </style:style>
    <style:style style:name="Table1.H" style:family="table-column">
      <style:table-column-properties style:column-width="3.108cm" style:rel-column-width="1762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background-color="transparent" fo:padding="0cm" fo:border="none">
        <style:background-image/>
      </style:table-cell-properties>
    </style:style>
    <style:style style:name="Table1.C6" style:family="table-cell">
      <style:table-cell-properties fo:padding="0cm" fo:border-left="none" fo:border-right="none" fo:border-top="none" fo:border-bottom="0.05pt solid #808080"/>
    </style:style>
    <style:style style:name="Table1.C7" style:family="table-cell">
      <style:table-cell-properties fo:padding="0cm" fo:border-left="none" fo:border-right="none" fo:border-top="none" fo:border-bottom="0.05pt solid #808080"/>
    </style:style>
    <style:style style:name="Table1.A18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4.284cm" table:align="margins"/>
    </style:style>
    <style:style style:name="Table2.A" style:family="table-column">
      <style:table-column-properties style:column-width="9.599cm" style:rel-column-width="44040*"/>
    </style:style>
    <style:style style:name="Table2.B" style:family="table-column">
      <style:table-column-properties style:column-width="4.685cm" style:rel-column-width="21495*"/>
    </style:style>
    <style:style style:name="Table2.A1" style:family="table-cell">
      <style:table-cell-properties fo:padding="0cm" fo:border="none"/>
    </style:style>
    <style:style style:name="Tableau1" style:family="table">
      <style:table-properties style:width="14.284cm" table:align="margins"/>
    </style:style>
    <style:style style:name="Tableau1.A" style:family="table-column">
      <style:table-column-properties style:column-width="6.211cm" style:rel-column-width="28491*"/>
    </style:style>
    <style:style style:name="Tableau1.B" style:family="table-column">
      <style:table-column-properties style:column-width="8.073cm" style:rel-column-width="37044*"/>
    </style:style>
    <style:style style:name="Tableau1.A1" style:family="table-cell">
      <style:table-cell-properties fo:padding="0cm" fo:border="none"/>
    </style:style>
    <style:style style:name="Table3" style:family="table">
      <style:table-properties style:width="14.284cm" table:align="margins"/>
    </style:style>
    <style:style style:name="Table3.A" style:family="table-column">
      <style:table-column-properties style:column-width="6.2cm" style:rel-column-width="28450*"/>
    </style:style>
    <style:style style:name="Table3.B" style:family="table-column">
      <style:table-column-properties style:column-width="8.084cm" style:rel-column-width="37085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4.284cm" table:align="margins"/>
    </style:style>
    <style:style style:name="Table4.A" style:family="table-column">
      <style:table-column-properties style:column-width="4.501cm" style:rel-column-width="20651*"/>
    </style:style>
    <style:style style:name="Table4.B" style:family="table-column">
      <style:table-column-properties style:column-width="9.783cm" style:rel-column-width="44884*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Helvetica LT Std"/>
    </style:style>
    <style:style style:name="P2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3" style:family="paragraph" style:parent-style-name="Table_20_Contents">
      <style:paragraph-properties fo:margin-left="0cm" fo:margin-right="0.127cm" fo:margin-top="0cm" fo:margin-bottom="0cm" loext:contextual-spacing="false" fo:text-align="end" style:justify-single-word="false" fo:text-indent="0cm" style:auto-text-indent="false" style:writing-mode="page"/>
      <style:text-properties fo:color="#666666" style:font-name="Helvetica LT Std" fo:font-weight="normal" officeooo:rsid="00b96422" officeooo:paragraph-rsid="00b96422" style:font-weight-asian="normal" style:font-weight-complex="normal"/>
    </style:style>
    <style:style style:name="P4" style:family="paragraph" style:parent-style-name="Text_20_body">
      <style:paragraph-properties fo:line-height="135%" fo:text-align="center" style:justify-single-word="false" style:shadow="none"/>
    </style:style>
    <style:style style:name="P5" style:family="paragraph" style:parent-style-name="Standard">
      <style:text-properties style:font-name="Helvetica LT Std"/>
    </style:style>
    <style:style style:name="P6" style:family="paragraph" style:parent-style-name="Table_20_Contents">
      <style:paragraph-properties fo:margin-top="0.131cm" fo:margin-bottom="0.199cm" loext:contextual-spacing="false"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Helvetica LT Std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9" style:family="paragraph" style:parent-style-name="Table_20_Contents">
      <style:paragraph-properties fo:line-height="115%"/>
      <style:text-properties style:font-name="Helvetica LT Std"/>
    </style:style>
    <style:style style:name="P10" style:family="paragraph" style:parent-style-name="Table_20_Contents">
      <style:paragraph-properties fo:line-height="115%"/>
      <style:text-properties style:font-name="Helvetica LT Std" officeooo:paragraph-rsid="00bba588"/>
    </style:style>
    <style:style style:name="P11" style:family="paragraph" style:parent-style-name="Table_20_Contents">
      <style:paragraph-properties fo:text-align="center" style:justify-single-word="false"/>
      <style:text-properties style:font-name="Helvetica LT Std" officeooo:rsid="00c2d9f5" officeooo:paragraph-rsid="00c2d9f5"/>
    </style:style>
    <style:style style:name="P12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" officeooo:paragraph-rsid="00ba659c"/>
    </style:style>
    <style:style style:name="P13" style:family="paragraph" style:parent-style-name="Table_20_Contents">
      <style:paragraph-properties fo:margin-top="0.131cm" fo:margin-bottom="0cm" loext:contextual-spacing="false" fo:line-height="115%" fo:text-align="start" style:justify-single-word="false"/>
      <style:text-properties style:font-name="Helvetica LT Std" officeooo:paragraph-rsid="00ba659c"/>
    </style:style>
    <style:style style:name="P14" style:family="paragraph" style:parent-style-name="Table_20_Contents">
      <style:paragraph-properties fo:margin-top="0.131cm" fo:margin-bottom="0cm" loext:contextual-spacing="false" fo:line-height="115%"/>
      <style:text-properties style:font-name="Helvetica LT Std" officeooo:paragraph-rsid="00c2d9f5"/>
    </style:style>
    <style:style style:name="P15" style:family="paragraph" style:parent-style-name="Table_20_Contents">
      <style:paragraph-properties fo:margin-top="0.131cm" fo:margin-bottom="0cm" loext:contextual-spacing="false" fo:line-height="115%"/>
      <style:text-properties style:font-name="Helvetica LT Std" fo:font-weight="bold" officeooo:paragraph-rsid="00c2d9f5" style:font-weight-asian="bold" style:font-weight-complex="bold"/>
    </style:style>
    <style:style style:name="P16" style:family="paragraph" style:parent-style-name="Table_20_Contents">
      <style:paragraph-properties fo:margin-top="0.131cm" fo:margin-bottom="0cm" loext:contextual-spacing="false"/>
      <style:text-properties fo:color="#666666" style:font-name="Helvetica LT Std" fo:font-weight="normal" style:font-weight-asian="normal" style:font-weight-complex="normal"/>
    </style:style>
    <style:style style:name="P17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fo:color="#666666" style:font-name="Helvetica LT Std" officeooo:paragraph-rsid="00c2d9f5"/>
    </style:style>
    <style:style style:name="P18" style:family="paragraph" style:parent-style-name="Table_20_Contents">
      <style:paragraph-properties fo:margin-left="-0.185cm" fo:margin-right="0.125cm" fo:margin-top="0cm" fo:margin-bottom="0cm" loext:contextual-spacing="false" fo:text-align="center" style:justify-single-word="false" fo:text-indent="0cm" style:auto-text-indent="false" style:writing-mode="page"/>
      <style:text-properties style:font-name="Helvetica LT Std" fo:font-size="12pt" fo:font-style="normal" style:font-size-asian="10.5pt" style:font-style-asian="normal" style:font-size-complex="12pt" style:font-style-complex="normal"/>
    </style:style>
    <style:style style:name="P19" style:family="paragraph" style:parent-style-name="Heading">
      <style:paragraph-properties fo:line-height="100%" fo:text-align="center" style:justify-single-word="false" fo:padding="0cm" fo:border="none" style:shadow="none" fo:keep-with-next="always" style:join-border="true"/>
      <style:text-properties fo:color="#000000" style:font-name="Helvetica LT Std" fo:font-size="15pt" fo:font-weight="bold" style:font-name-asian="Microsoft YaHei" style:font-size-asian="15pt" style:font-name-complex="Mangal" style:font-size-complex="15pt"/>
    </style:style>
    <style:style style:name="P20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rsid="00b96422" officeooo:paragraph-rsid="00b96422"/>
    </style:style>
    <style:style style:name="P21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paragraph-rsid="00b96422"/>
    </style:style>
    <style:style style:name="P22" style:family="paragraph" style:parent-style-name="Table_20_Contents">
      <style:paragraph-properties fo:margin-top="0cm" fo:margin-bottom="0cm" loext:contextual-spacing="false" fo:line-height="115%" fo:text-align="end" style:justify-single-word="false" style:writing-mode="page"/>
      <style:text-properties fo:color="#666666" style:font-name="Helvetica LT Std" fo:font-weight="normal" officeooo:rsid="00b96422" officeooo:paragraph-rsid="00c2d9f5" style:font-weight-asian="normal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Helvetica LT Std" officeooo:paragraph-rsid="00c2d9f5"/>
    </style:style>
    <style:style style:name="P24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fo:color="#666666" style:font-name="Helvetica LT Std"/>
    </style:style>
    <style:style style:name="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Helvetica LT Std" fo:font-weight="normal" officeooo:paragraph-rsid="00c2d9f5" style:font-weight-asian="normal" style:font-weight-complex="normal"/>
    </style:style>
    <style:style style:name="P26" style:family="paragraph" style:parent-style-name="Table_20_Contents">
      <style:paragraph-properties fo:margin-top="0.275cm" fo:margin-bottom="0.132cm" loext:contextual-spacing="false" fo:text-align="end" style:justify-single-word="false" style:writing-mode="page"/>
      <style:text-properties fo:color="#666666" style:font-name="Helvetica LT Std" fo:font-weight="normal" style:font-weight-asian="normal" style:font-weight-complex="normal"/>
    </style:style>
    <style:style style:name="P27" style:family="paragraph" style:parent-style-name="Table_20_Contents">
      <style:paragraph-properties fo:margin-top="0.131cm" fo:margin-bottom="0.131cm" loext:contextual-spacing="false" fo:line-height="115%" fo:text-align="end" style:justify-single-word="false"/>
      <style:text-properties fo:color="#666666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8" style:family="paragraph" style:parent-style-name="Table_20_Contents">
      <style:paragraph-properties fo:margin-left="0.131cm" fo:margin-right="0.131cm" fo:margin-top="0cm" fo:margin-bottom="0cm" loext:contextual-spacing="false" fo:line-height="115%" fo:text-align="start" style:justify-single-word="false" fo:text-indent="0cm" style:auto-text-indent="false"/>
      <style:text-properties fo:color="#000000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9" style:family="paragraph" style:parent-style-name="Table_20_Contents">
      <style:paragraph-properties fo:margin-top="0.101cm" fo:margin-bottom="0cm" loext:contextual-spacing="false" fo:text-align="start" style:justify-single-word="false"/>
      <style:text-properties style:font-name="Helvetica LT Std" fo:font-weight="bold" officeooo:paragraph-rsid="00c2d9f5" style:font-weight-asian="bold" style:font-weight-complex="bold"/>
    </style:style>
    <style:style style:name="P30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31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32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33" style:family="paragraph" style:parent-style-name="Heading_20_2">
      <style:text-properties style:font-name="Helvetica LT Std"/>
    </style:style>
    <style:style style:name="P34" style:family="paragraph" style:parent-style-name="Heading_20_2">
      <style:text-properties style:font-name="Helvetica LT Std" officeooo:paragraph-rsid="00c2d9f5"/>
    </style:style>
    <style:style style:name="P35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36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43114"/>
    </style:style>
    <style:style style:name="P37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ba588"/>
    </style:style>
    <style:style style:name="P38" style:family="paragraph" style:parent-style-name="Table_20_Contents" style:list-style-name="L2">
      <style:paragraph-properties fo:line-height="115%" fo:text-align="center" style:justify-single-word="false"/>
      <style:text-properties style:font-name="Helvetica LT Std"/>
    </style:style>
    <style:style style:name="P39" style:family="paragraph" style:parent-style-name="Table_20_Contents">
      <style:paragraph-properties fo:line-height="115%"/>
      <style:text-properties style:font-name="Helvetica LT Std"/>
    </style:style>
    <style:style style:name="P40" style:family="paragraph" style:parent-style-name="Table_20_Contents">
      <style:paragraph-properties fo:text-align="center" style:justify-single-word="false"/>
      <style:text-properties style:font-name="Helvetica LT Std" officeooo:rsid="00c82291" officeooo:paragraph-rsid="00c82291"/>
    </style:style>
    <style:style style:name="P41" style:family="paragraph" style:parent-style-name="Heading_20_3">
      <style:text-properties style:font-name="Helvetica LT Std"/>
    </style:style>
    <style:style style:name="P42" style:family="paragraph" style:parent-style-name="Heading_20_3">
      <style:text-properties style:font-name="Helvetica LT Std" officeooo:paragraph-rsid="00b96422"/>
    </style:style>
    <style:style style:name="P43" style:family="paragraph" style:parent-style-name="Heading_20_3">
      <style:text-properties style:font-name="Helvetica LT Std" officeooo:paragraph-rsid="00ba659c"/>
    </style:style>
    <style:style style:name="P44" style:family="paragraph" style:parent-style-name="Heading_20_3">
      <style:text-properties style:font-name="Helvetica LT Std" officeooo:rsid="00c2d9f5" officeooo:paragraph-rsid="00c2d9f5"/>
    </style:style>
    <style:style style:name="P45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b3b3b3" style:font-name="Helvetica LT Std" fo:font-size="10pt" fo:font-weight="normal" officeooo:rsid="00c2d9f5" officeooo:paragraph-rsid="00c2d9f5" style:font-name-asian="Microsoft YaHei" style:font-size-asian="14pt" style:font-weight-asian="bold" style:font-name-complex="Mangal" style:font-size-complex="14pt" style:font-weight-complex="bold"/>
    </style:style>
    <style:style style:name="P46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font-weight="normal" officeooo:rsid="00bb1233" style:font-weight-asian="normal" style:font-weight-complex="normal"/>
    </style:style>
    <style:style style:name="T4" style:family="text">
      <style:text-properties fo:font-weight="normal" officeooo:rsid="00c2d9f5" style:font-weight-asian="normal" style:font-weight-complex="normal"/>
    </style:style>
    <style:style style:name="T5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style:font-name="Helvetica LT Std" fo:font-weight="normal" style:font-weight-asian="normal" style:font-weight-complex="normal"/>
    </style:style>
    <style:style style:name="T7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b96422" style:font-weight-asian="bold" style:font-weight-complex="bold"/>
    </style:style>
    <style:style style:name="T10" style:family="text">
      <style:text-properties fo:font-weight="bold" officeooo:rsid="00ba659c" style:font-weight-asian="bold" style:font-weight-complex="bold"/>
    </style:style>
    <style:style style:name="T11" style:family="text">
      <style:text-properties fo:font-weight="bold" officeooo:rsid="00bba588" style:font-weight-asian="bold" style:font-weight-complex="bold"/>
    </style:style>
    <style:style style:name="T12" style:family="text">
      <style:text-properties fo:font-weight="bold" officeooo:rsid="00c1e829" style:font-weight-asian="bold" style:font-weight-complex="bold"/>
    </style:style>
    <style:style style:name="T13" style:family="text">
      <style:text-properties fo:font-weight="bold" officeooo:rsid="00c82291" style:font-weight-asian="bold" style:font-weight-complex="bold"/>
    </style:style>
    <style:style style:name="T14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5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18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19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20" style:family="text">
      <style:text-properties officeooo:rsid="00b52f06"/>
    </style:style>
    <style:style style:name="T21" style:family="text">
      <style:text-properties style:font-name="Helvetica LT Std" fo:font-weight="normal" style:font-weight-asian="normal" style:font-weight-complex="normal"/>
    </style:style>
    <style:style style:name="T22" style:family="text">
      <style:text-properties style:font-name="Helvetica LT Std" fo:font-weight="normal" officeooo:rsid="00c82291" style:font-weight-asian="normal" style:font-weight-complex="normal"/>
    </style:style>
    <style:style style:name="T23" style:family="text">
      <style:text-properties style:font-name="Helvetica LT Std" fo:font-size="10.0500001907349pt" fo:font-weight="normal" style:font-size-asian="10.5pt" style:font-weight-asian="normal" style:font-weight-complex="normal"/>
    </style:style>
    <style:style style:name="T24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5" style:family="text">
      <style:text-properties style:font-name="Helvetica LT Std"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6" style:family="text">
      <style:text-properties style:font-name="Helvetica LT Std" fo:font-size="9pt" fo:font-style="normal" style:text-underline-style="none" fo:font-weight="normal" officeooo:rsid="00c2d9f5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7" style:family="text">
      <style:text-properties officeooo:rsid="00b96422"/>
    </style:style>
    <style:style style:name="T28" style:family="text">
      <style:text-properties officeooo:rsid="00ba659c"/>
    </style:style>
    <style:style style:name="T29" style:family="text">
      <style:text-properties officeooo:rsid="00bb1233"/>
    </style:style>
    <style:style style:name="T30" style:family="text">
      <style:text-properties officeooo:rsid="00bba588"/>
    </style:style>
    <style:style style:name="T31" style:family="text">
      <style:text-properties officeooo:rsid="00c08242"/>
    </style:style>
    <style:style style:name="T32" style:family="text">
      <style:text-properties officeooo:rsid="00c2d9f5"/>
    </style:style>
    <style:style style:name="T33" style:family="text">
      <style:text-properties officeooo:rsid="00c67b80"/>
    </style:style>
    <style:style style:name="T34" style:family="text">
      <style:text-properties officeooo:rsid="00c8db1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4"><text:span text:style-name="T6">Route des </text:span><text:span text:style-name="T7">Landes</text:span><text:span text:style-name="T6"><text:line-break/>03430 Cosne d'Allier<text:line-break/>FRANCE</text:span></text:p>
          </table:table-cell>
          <table:covered-table-cell/>
          <table:table-cell table:style-name="Table1.A1" table:number-columns-spanned="4" office:value-type="string">
            <text:p text:style-name="P19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<text:span text:style-name="T7">(+33) 7 50 35 22 62</text:span><text:span text:style-name="T5"><text:line-break/></text:span><text:a xlink:type="simple" xlink:href="mailto:maxime.meloux@gmail.com" text:style-name="Internet_20_link" text:visited-style-name="Visited_20_Internet_20_Link"><text:span text:style-name="T21">maxime.meloux@</text:span></text:a><text:a xlink:type="simple" xlink:href="mailto:maxime.meloux@gmail.com" text:style-name="Internet_20_link" text:visited-style-name="Visited_20_Internet_20_Link"><text:span text:style-name="T22">proton</text:span></text:a><text:a xlink:type="simple" xlink:href="mailto:maxime.meloux@gmail.com" text:style-name="Internet_20_link" text:visited-style-name="Visited_20_Internet_20_Link"><text:span text:style-name="T21">mail.com</text:span></text:a><text:span text:style-name="T21"><text:line-break/>Skype : </text:span><text:span text:style-name="T23">maxime.meloux</text:span></text:p>
          </table:table-cell>
          <table:covered-table-cell/>
        </table:table-row>
        <table:table-row>
          <table:table-cell table:style-name="Table1.A2" table:number-columns-spanned="8" office:value-type="string">
            <text:p text:style-name="P6"><text:span text:style-name="T34">Étudiant </text:span>Ingénieur en Modélisation Mathématique, Imagerie et Simulation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h text:style-name="P33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2" text:outline-level="3"><text:span text:style-name="T27">Juin ─ Août </text:span>2016<text:line-break/>(<text:span text:style-name="T27">8</text:span> semaines<text:line-break/><text:span text:style-name="T27">+ 1 en CDD</text:span>)</text:h>
          </table:table-cell>
          <table:covered-table-cell/>
          <table:table-cell table:style-name="Table1.A2" table:number-columns-spanned="6" office:value-type="string">
            <text:p text:style-name="P22">id3 Technologies / Le Fontanil-Cornillon (Grenoble, FRANCE)</text:p>
            <text:p text:style-name="P21"><text:span text:style-name="T9">Stage/</text:span><text:span text:style-name="T13">CDD</text:span><text:span text:style-name="T9"> </text:span><text:span text:style-name="T8">:</text:span> <text:span text:style-name="T29">Génération et filtrage automatique d'une base de données d'un million d'images de célébrités pour un logiciel de reconnaissance faciale, avec un taux d'erreur inférieur à 0,1%.</text:span></text:p>
            <text:p text:style-name="P20">Création d'un programme graphique permettant de filtrer manuellement les images restantes par plusieurs employés simultanément.</text:p>
            <text:p text:style-name="P20">Stage étendu en CDD pour l'ajout d'extensions supplémentaires.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3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3" text:outline-level="3">Sept 2014 ─ 201<text:span text:style-name="T27">8<text:line-break/><text:line-break/><text:line-break/>Projets notables</text:span></text:h>
          </table:table-cell>
          <table:covered-table-cell/>
          <table:table-cell table:style-name="Table1.C6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3"><text:span text:style-name="T8">Ingénieur en </text:span><text:span text:style-name="T16">Modélisation Mathématique, Imagerie et Simulation</text:span></text:p>
                </table:table-cell>
                <table:table-cell table:style-name="Table2.A1" office:value-type="string">
                  <text:p text:style-name="P25">Ensimag / Grenoble, FRANCE</text:p>
                </table:table-cell>
              </table:table-row>
            </table:table>
            <text:p text:style-name="P29"/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3"><text:span text:style-name="T18">J</text:span><text:span text:style-name="T17">eu </text:span><text:span text:style-name="T18">de karting </text:span><text:span text:style-name="T17">en 3D (C++/</text:span><text:span text:style-name="T18">OpenGL</text:span><text:span text:style-name="T17">)<text:line-break/>Lissage de contours </text:span><text:span text:style-name="T18">d'images</text:span><text:span text:style-name="T17"> (C)<text:line-break/></text:span><text:span text:style-name="T18">Gestion d'un tournoi d'échecs (MySQL)</text:span></text:p>
                </table:table-cell>
                <table:table-cell table:style-name="Tableau1.A1" office:value-type="string">
                  <text:p text:style-name="P12"><text:span text:style-name="T18">Compilateur orienté objet (Java)<text:line-break/>Noyau complet de système d'exploitation (</text:span><text:span text:style-name="T19">C/asm </text:span><text:span text:style-name="T18">x86)<text:line-break/>Interpréteur d'instructions MIPS (VHDL)<text:line-break/></text:span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1" text:outline-level="3">Sept 2012 ─ Juin 2014</text:h>
          </table:table-cell>
          <table:covered-table-cell/>
          <table:table-cell table:style-name="Table1.C7" table:number-columns-spanned="6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Classes préparatoires</text:p>
                </table:table-cell>
                <table:table-cell table:style-name="Table3.A1" office:value-type="string">
                  <text:p text:style-name="P27">Lycée Blaise Pascal / Clermont-Ferrand (FRANCE)</text:p>
                </table:table-cell>
              </table:table-row>
            </table:table>
            <text:p text:style-name="P28"><text:span text:style-name="T32">M</text:span>athématiques/physique) <text:span text:style-name="T29">O</text:span>ption informatique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1" text:outline-level="3">Sept 2009 ─ Juin 2012<text:line-break/></text:h>
          </table:table-cell>
          <table:covered-table-cell/>
          <table:table-cell table:style-name="Table1.A2" table:number-columns-spanned="6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Baccalauréat scientifique</text:p>
                </table:table-cell>
                <table:table-cell table:style-name="Table4.A1" office:value-type="string">
                  <text:p text:style-name="P17">Lycée St-Jacques de Compostelle / Le Puy-en-Velay (FRANCE)</text:p>
                </table:table-cell>
              </table:table-row>
            </table:table>
            <text:p text:style-name="P14"><text:span text:style-name="T4">S</text:span><text:span text:style-name="T1">pécialité mathématiques – </text:span><text:span text:style-name="T3">Mention</text:span><text:span text:style-name="T1"> Européenne (Anglais)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3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Français</text:p>
            <text:p text:style-name="P8"><text:span text:style-name="T32">N</text:span>atif<text:line-break/><text:span text:style-name="T32">C2</text:span></text:p>
          </table:table-cell>
          <table:table-cell table:style-name="Table1.A2" table:number-columns-spanned="2" office:value-type="string">
            <text:p text:style-name="P7">Anglais</text:p>
            <text:p text:style-name="P11">TOEIC 985/990<text:line-break/>C1 <text:span text:style-name="T14">–</text:span> C2</text:p>
          </table:table-cell>
          <table:covered-table-cell/>
          <table:table-cell table:style-name="Table1.A2" office:value-type="string">
            <text:p text:style-name="P7">Allemand</text:p>
            <text:p text:style-name="P11">Intermédiaire<text:line-break/>B1 <text:span text:style-name="T14">– B2</text:span></text:p>
          </table:table-cell>
          <table:table-cell table:style-name="Table1.A2" office:value-type="string">
            <text:p text:style-name="P7">Polonais</text:p>
            <text:p text:style-name="P40">Intermédiaire<text:line-break/>B1</text:p>
          </table:table-cell>
          <table:table-cell table:style-name="Table1.A2" table:number-columns-spanned="2" office:value-type="string">
            <text:p text:style-name="P7">Espagnol</text:p>
            <text:p text:style-name="P8">Notions</text:p>
          </table:table-cell>
          <table:covered-table-cell/>
          <table:table-cell table:style-name="Table1.A2" office:value-type="string">
            <text:p text:style-name="P8">Connaisance du</text:p>
            <text:p text:style-name="P7">script cyrillique</text:p>
          </table:table-cell>
        </table:table-row>
        <table:table-row>
          <table:table-cell table:style-name="Table1.A2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4" text:outline-level="2">+ <text:span text:style-name="T32">COMPÉTENCES TECHNIQUE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5" text:outline-level="3">Cursus scolaire</text:h>
          </table:table-cell>
          <table:covered-table-cell/>
          <table:table-cell table:style-name="Table1.A2" table:number-columns-spanned="6" office:value-type="string">
            <text:list xml:id="list7663161579177823929" text:style-name="L1">
              <text:list-header>
                <text:p text:style-name="P36">Compilation · Optimisation <text:span text:style-name="T30">combinatoire</text:span> · Architecture <text:span text:style-name="T30">matérielle</text:span> · Bases de données · Réseaux...</text:p>
                <text:p text:style-name="P37"><text:span text:style-name="T20">Traitement d'image · Multimédia · Graphiques 3D · Modélisation géométrique · </text:span>Optimisation numérique · Recherche opérationnelle · Optimisation <text:span text:style-name="T30">discrète</text:span> · <text:span text:style-name="T28">Apprentissage et reconnaissance</text:span>...</text:p>
              </text:list-header>
            </text:list>
            <text:list xml:id="list8201129454537401803" text:style-name="L2">
              <text:list-header>
                <text:p text:style-name="P38">Économie <text:span text:style-name="T30">générale</text:span> · <text:span text:style-name="T31">G</text:span>estion d'entreprise · Gestion de projet · Stratégie &amp; Marketing..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4" text:outline-level="3">Langages <text:span text:style-name="T33">de programmation et web</text:span></text:h>
          </table:table-cell>
          <table:covered-table-cell/>
          <table:table-cell table:style-name="Table1.A2" table:number-columns-spanned="6" office:value-type="string">
            <text:p text:style-name="P10"><text:span text:style-name="T8">C/C++, Java, </text:span><text:span text:style-name="T10">OpenGL, R, C#, Scilab/Matlab, </text:span><text:span text:style-name="T8">Bash, Ada, Latex, Caml</text:span><text:span text:style-name="T1"><text:line-break/></text:span><text:span text:style-name="T8">HTML5/CSS3, </text:span><text:span text:style-name="T10">J</text:span><text:span text:style-name="T8">avaScript, jQuery, node.js, </text:span><text:span text:style-name="T10">SQL </text:span><text:span text:style-name="T1">− bases en PHP, </text:span><text:span text:style-name="T2">angularJS<text:line-break/></text:span><text:span text:style-name="T11">As</text:span><text:span text:style-name="T10">sembleur x</text:span><text:span text:style-name="T8">86/MIPS, VHDL, ActionScrip</text:span><text:span text:style-name="T10">t </text:span><text:span text:style-name="T12">3</text:span><text:span text:style-name="T10">, Python </text:span><text:span text:style-name="T12">2 et 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1" text:outline-level="3">Systèmes d'exploitation</text:h>
          </table:table-cell>
          <table:covered-table-cell/>
          <table:table-cell table:style-name="Table1.A2" table:number-columns-spanned="6" office:value-type="string">
            <text:p text:style-name="P9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46" text:outline-level="3"><text:span text:style-name="T15">Logiciels</text:span> &amp; librairies</text:h>
          </table:table-cell>
          <table:covered-table-cell/>
          <table:table-cell table:style-name="Table1.A2" table:number-columns-spanned="6" office:value-type="string">
            <text:h text:style-name="P39" text:outline-level="4">Git, Code::Blocks, Eclipse, NetBeans, Vim, Notepad++, Libre/Open/Microsoft Office<text:line-break/>GNU make, Maven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5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8" office:value-type="string">
            <text:h text:style-name="P30" text:outline-level="4"><text:span text:style-name="T24">Voyages à l'étranger (</text:span><text:span text:style-name="T25">21</text:span><text:span text:style-name="T24"> pays visités en Europe). Interêt pour de nombreuses langues étrangères (polonais, japonais, finnois...)</text:span></text:h>
            <text:h text:style-name="P31" text:outline-level="4">Divers projets de programmation personnels en C/C++, ActionScript, JavaScript/HTML 5/CSS 3, et node.js</text:h>
            <text:h text:style-name="P32" text:outline-level="4"><text:span text:style-name="T24">Sensibilisation à la sécurité informatique offensive et défensive </text:span><text:span text:style-name="T26">(conférences et challenges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.275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loext:contextual-spacing="false" fo:line-height="13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 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25M11S</meta:editing-duration>
    <meta:editing-cycles>138</meta:editing-cycles>
    <meta:generator>LibreOffice/5.1.6.2$Windows_x86 LibreOffice_project/07ac168c60a517dba0f0d7bc7540f5afa45f0909</meta:generator>
    <dc:title>Normal</dc:title>
    <meta:initial-creator>Maxime Méloux</meta:initial-creator>
    <dc:date>2017-08-08T20:36:44.261000000</dc:date>
    <meta:print-date>2016-10-06T23:55:15.445000000</meta:print-date>
    <meta:document-statistic meta:table-count="5" meta:image-count="0" meta:object-count="0" meta:page-count="1" meta:paragraph-count="53" meta:word-count="388" meta:character-count="2805" meta:non-whitespace-character-count="2464"/>
  </office:meta>
</office:document-meta>
</file>